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officeooo:rsid="0015f11b" officeooo:paragraph-rsid="0015f11b"/>
    </style:style>
    <style:style style:name="P2" style:family="paragraph" style:parent-style-name="Standard">
      <style:text-properties style:font-name="Ubuntu" officeooo:rsid="0015f11b" officeooo:paragraph-rsid="006cd6d6"/>
    </style:style>
    <style:style style:name="P3" style:family="paragraph" style:parent-style-name="Standard">
      <style:paragraph-properties fo:text-align="justify" style:justify-single-word="false"/>
      <style:text-properties style:font-name="Ubuntu" officeooo:rsid="0015f11b" officeooo:paragraph-rsid="001afe89"/>
    </style:style>
    <style:style style:name="P4" style:family="paragraph" style:parent-style-name="Standard">
      <style:text-properties style:font-name="Ubuntu" officeooo:rsid="003f3c1e" officeooo:paragraph-rsid="003f3c1e"/>
    </style:style>
    <style:style style:name="P5" style:family="paragraph" style:parent-style-name="Standard">
      <style:text-properties style:font-name="Ubuntu" officeooo:rsid="003f3c1e" officeooo:paragraph-rsid="0053ff8c"/>
    </style:style>
    <style:style style:name="P6" style:family="paragraph" style:parent-style-name="Standard">
      <style:text-properties style:font-name="Ubuntu" officeooo:rsid="003f3c1e" officeooo:paragraph-rsid="00549c31"/>
    </style:style>
    <style:style style:name="P7" style:family="paragraph" style:parent-style-name="Standard">
      <style:text-properties style:font-name="Ubuntu" officeooo:rsid="0053ff8c" officeooo:paragraph-rsid="0053ff8c"/>
    </style:style>
    <style:style style:name="P8" style:family="paragraph" style:parent-style-name="Standard">
      <style:text-properties style:font-name="Ubuntu" officeooo:rsid="005404fc" officeooo:paragraph-rsid="005404fc"/>
    </style:style>
    <style:style style:name="P9" style:family="paragraph" style:parent-style-name="Standard">
      <style:text-properties style:font-name="Ubuntu" officeooo:rsid="00549c31" officeooo:paragraph-rsid="00549c31"/>
    </style:style>
    <style:style style:name="P10" style:family="paragraph" style:parent-style-name="Standard">
      <style:paragraph-properties fo:text-align="justify" style:justify-single-word="false"/>
      <style:text-properties style:font-name="Ubuntu" officeooo:rsid="00549c31" officeooo:paragraph-rsid="00549c31"/>
    </style:style>
    <style:style style:name="P11" style:family="paragraph" style:parent-style-name="Standard">
      <style:paragraph-properties fo:text-align="justify" style:justify-single-word="false"/>
      <style:text-properties style:font-name="Ubuntu" officeooo:rsid="00586115" officeooo:paragraph-rsid="00586115"/>
    </style:style>
    <style:style style:name="P12" style:family="paragraph" style:parent-style-name="Standard">
      <style:text-properties style:font-name="Ubuntu" fo:font-weight="bold" officeooo:rsid="00586115" officeooo:paragraph-rsid="00586115" style:font-weight-asian="bold" style:font-weight-complex="bold"/>
    </style:style>
    <style:style style:name="P13" style:family="paragraph" style:parent-style-name="Standard">
      <style:paragraph-properties fo:text-align="justify" style:justify-single-word="false"/>
      <style:text-properties style:font-name="Ubuntu" fo:font-weight="bold" officeooo:rsid="00586115" officeooo:paragraph-rsid="00586115" style:font-weight-asian="bold" style:font-weight-complex="bold"/>
    </style:style>
    <style:style style:name="P14" style:family="paragraph" style:parent-style-name="Standard">
      <style:text-properties style:font-name="Ubuntu" fo:font-weight="bold" officeooo:rsid="00549c31" officeooo:paragraph-rsid="00549c31" style:font-weight-asian="bold" style:font-weight-complex="bold"/>
    </style:style>
    <style:style style:name="P15" style:family="paragraph" style:parent-style-name="Standard">
      <style:text-properties style:font-name="Ubuntu" fo:font-weight="bold" officeooo:rsid="00549c31" officeooo:paragraph-rsid="0067eb5a" style:font-weight-asian="bold" style:font-weight-complex="bold"/>
    </style:style>
    <style:style style:name="P16" style:family="paragraph" style:parent-style-name="Standard">
      <style:text-properties style:font-name="Ubuntu" fo:font-weight="bold" officeooo:rsid="006c571c" officeooo:paragraph-rsid="006c571c" style:font-weight-asian="bold" style:font-weight-complex="bold"/>
    </style:style>
    <style:style style:name="P17" style:family="paragraph" style:parent-style-name="Standard">
      <style:text-properties style:font-name="Ubuntu" officeooo:rsid="0062170b" officeooo:paragraph-rsid="0062170b"/>
    </style:style>
    <style:style style:name="P18" style:family="paragraph" style:parent-style-name="Standard">
      <style:paragraph-properties fo:text-align="justify" style:justify-single-word="false"/>
      <style:text-properties style:font-name="Ubuntu" officeooo:rsid="0062170b" officeooo:paragraph-rsid="0062170b"/>
    </style:style>
    <style:style style:name="P19" style:family="paragraph" style:parent-style-name="Standard">
      <style:text-properties style:font-name="Ubuntu" officeooo:rsid="0062170b" officeooo:paragraph-rsid="0063098c"/>
    </style:style>
    <style:style style:name="P20" style:family="paragraph" style:parent-style-name="Standard">
      <style:paragraph-properties fo:text-align="justify" style:justify-single-word="false"/>
      <style:text-properties style:font-name="Ubuntu" officeooo:rsid="0056fe67" officeooo:paragraph-rsid="0062170b"/>
    </style:style>
    <style:style style:name="P21" style:family="paragraph" style:parent-style-name="Standard">
      <style:paragraph-properties fo:text-align="justify" style:justify-single-word="false"/>
      <style:text-properties style:font-name="Ubuntu" officeooo:rsid="0063098c" officeooo:paragraph-rsid="00660546"/>
    </style:style>
    <style:style style:name="P22" style:family="paragraph" style:parent-style-name="Standard">
      <style:paragraph-properties fo:text-align="justify" style:justify-single-word="false"/>
      <style:text-properties style:font-name="Ubuntu" officeooo:rsid="0063098c" officeooo:paragraph-rsid="0067545b"/>
    </style:style>
    <style:style style:name="P23" style:family="paragraph" style:parent-style-name="Standard">
      <style:paragraph-properties fo:text-align="justify" style:justify-single-word="false"/>
      <style:text-properties style:font-name="Ubuntu" officeooo:rsid="00646a33" officeooo:paragraph-rsid="00646a33"/>
    </style:style>
    <style:style style:name="P24" style:family="paragraph" style:parent-style-name="Standard">
      <style:paragraph-properties fo:text-align="justify" style:justify-single-word="false"/>
      <style:text-properties style:font-name="Ubuntu" officeooo:rsid="00646a33" officeooo:paragraph-rsid="00660546"/>
    </style:style>
    <style:style style:name="P25" style:family="paragraph" style:parent-style-name="Standard">
      <style:paragraph-properties fo:text-align="justify" style:justify-single-word="false"/>
      <style:text-properties style:font-name="Ubuntu" officeooo:rsid="0067eb5a" officeooo:paragraph-rsid="0067eb5a"/>
    </style:style>
    <style:style style:name="P26" style:family="paragraph" style:parent-style-name="Standard">
      <style:paragraph-properties fo:text-align="justify" style:justify-single-word="false"/>
      <style:text-properties style:font-name="Ubuntu" officeooo:rsid="006974cd" officeooo:paragraph-rsid="006974cd"/>
    </style:style>
    <style:style style:name="P27" style:family="paragraph" style:parent-style-name="Standard">
      <style:paragraph-properties fo:text-align="justify" style:justify-single-word="false"/>
      <style:text-properties style:font-name="Ubuntu" officeooo:rsid="005df701" officeooo:paragraph-rsid="005df701"/>
    </style:style>
    <style:style style:name="P28" style:family="paragraph" style:parent-style-name="Standard">
      <style:text-properties style:font-name="Ubuntu" officeooo:rsid="006c571c" officeooo:paragraph-rsid="006c571c"/>
    </style:style>
    <style:style style:name="P29" style:family="paragraph" style:parent-style-name="Standard">
      <style:paragraph-properties fo:text-align="justify" style:justify-single-word="false"/>
      <style:text-properties style:font-name="Ubuntu" officeooo:rsid="006c571c" officeooo:paragraph-rsid="006c571c"/>
    </style:style>
    <style:style style:name="P30" style:family="paragraph" style:parent-style-name="Standard">
      <style:paragraph-properties fo:text-align="start" style:justify-single-word="false"/>
      <style:text-properties style:font-name="Ubuntu" officeooo:rsid="006c571c" officeooo:paragraph-rsid="006c571c"/>
    </style:style>
    <style:style style:name="P31" style:family="paragraph" style:parent-style-name="Standard">
      <style:text-properties style:font-name="Ubuntu" officeooo:rsid="006c571c" officeooo:paragraph-rsid="006cd6d6"/>
    </style:style>
    <style:style style:name="P32" style:family="paragraph" style:parent-style-name="Standard">
      <style:text-properties style:font-name="Ubuntu" officeooo:rsid="004d7265" officeooo:paragraph-rsid="004d7265"/>
    </style:style>
    <style:style style:name="P33" style:family="paragraph" style:parent-style-name="Standard">
      <style:text-properties style:font-name="Ubuntu" officeooo:rsid="006cd6d6" officeooo:paragraph-rsid="006cd6d6"/>
    </style:style>
    <style:style style:name="P34" style:family="paragraph" style:parent-style-name="Standard">
      <style:paragraph-properties fo:text-align="justify" style:justify-single-word="false"/>
      <style:text-properties style:font-name="Ubuntu" officeooo:rsid="00660546" officeooo:paragraph-rsid="00660546"/>
    </style:style>
    <style:style style:name="P35" style:family="paragraph" style:parent-style-name="Standard">
      <style:text-properties style:font-name="Ubuntu" officeooo:rsid="004acfaa" officeooo:paragraph-rsid="006c571c"/>
    </style:style>
    <style:style style:name="P36" style:family="paragraph" style:parent-style-name="Standard">
      <style:paragraph-properties fo:text-align="justify" style:justify-single-word="false"/>
      <style:text-properties style:font-name="Ubuntu" fo:font-size="10pt" officeooo:rsid="00549c31" officeooo:paragraph-rsid="00549c31" style:font-size-asian="10pt" style:font-size-complex="10pt"/>
    </style:style>
    <style:style style:name="P37" style:family="paragraph" style:parent-style-name="Standard">
      <style:paragraph-properties fo:text-align="justify" style:justify-single-word="false"/>
      <style:text-properties officeooo:paragraph-rsid="0059f280"/>
    </style:style>
    <style:style style:name="P38" style:family="paragraph" style:parent-style-name="Standard">
      <style:paragraph-properties fo:text-align="justify" style:justify-single-word="false"/>
      <style:text-properties officeooo:paragraph-rsid="005df701"/>
    </style:style>
    <style:style style:name="P39" style:family="paragraph" style:parent-style-name="Standard">
      <style:paragraph-properties fo:text-align="justify" style:justify-single-word="false"/>
      <style:text-properties officeooo:paragraph-rsid="00586115"/>
    </style:style>
    <style:style style:name="P40" style:family="paragraph" style:parent-style-name="Standard">
      <style:paragraph-properties fo:text-align="justify" style:justify-single-word="false"/>
      <style:text-properties officeooo:paragraph-rsid="00660546"/>
    </style:style>
    <style:style style:name="P41" style:family="paragraph" style:parent-style-name="Standard">
      <style:paragraph-properties fo:text-align="justify" style:justify-single-word="false"/>
      <style:text-properties officeooo:paragraph-rsid="006c571c"/>
    </style:style>
    <style:style style:name="P42" style:family="paragraph" style:parent-style-name="Standard">
      <style:text-properties officeooo:paragraph-rsid="0062170b"/>
    </style:style>
    <style:style style:name="P43" style:family="paragraph" style:parent-style-name="Table_20_Contents">
      <style:text-properties style:font-name="Ubuntu" officeooo:rsid="001afe89" officeooo:paragraph-rsid="001afe89"/>
    </style:style>
    <style:style style:name="P44" style:family="paragraph" style:parent-style-name="Table_20_Contents">
      <style:text-properties style:font-name="Ubuntu" officeooo:rsid="0028ad1c" officeooo:paragraph-rsid="0028ad1c"/>
    </style:style>
    <style:style style:name="P45" style:family="paragraph" style:parent-style-name="Table_20_Contents">
      <style:text-properties officeooo:paragraph-rsid="003d6472"/>
    </style:style>
    <style:style style:name="P46" style:family="paragraph" style:parent-style-name="Preformatted_20_Text">
      <style:text-properties style:use-window-font-color="true" style:font-name="Ubuntu" officeooo:rsid="003f3c1e" officeooo:paragraph-rsid="005404fc"/>
    </style:style>
    <style:style style:name="P47" style:family="paragraph" style:parent-style-name="Standard">
      <style:text-properties style:font-name="Ubuntu" officeooo:rsid="005404fc" officeooo:paragraph-rsid="005404fc"/>
    </style:style>
    <style:style style:name="P48" style:family="paragraph" style:parent-style-name="Standard">
      <style:paragraph-properties fo:text-align="justify" style:justify-single-word="false"/>
      <style:text-properties style:font-name="Ubuntu" officeooo:rsid="0067eb5a" officeooo:paragraph-rsid="0067eb5a"/>
    </style:style>
    <style:style style:name="P49" style:family="paragraph" style:parent-style-name="Standard">
      <style:paragraph-properties fo:text-align="justify" style:justify-single-word="false"/>
      <style:text-properties style:font-name="Ubuntu" officeooo:rsid="006974cd" officeooo:paragraph-rsid="006974cd"/>
    </style:style>
    <style:style style:name="T1" style:family="text">
      <style:text-properties officeooo:rsid="001afe89"/>
    </style:style>
    <style:style style:name="T2" style:family="text">
      <style:text-properties officeooo:rsid="001f157d"/>
    </style:style>
    <style:style style:name="T3" style:family="text">
      <style:text-properties style:font-name="Ubuntu" fo:font-size="14pt" fo:font-weight="bold" officeooo:rsid="001afe89" style:font-size-asian="14pt" style:font-weight-asian="bold" style:font-size-complex="14pt" style:font-weight-complex="bold"/>
    </style:style>
    <style:style style:name="T4" style:family="text">
      <style:text-properties style:font-name="Ubuntu" fo:font-size="14pt" fo:font-weight="bold" officeooo:rsid="003d6472" style:font-size-asian="14pt" style:font-weight-asian="bold" style:font-size-complex="14pt" style:font-weight-complex="bold"/>
    </style:style>
    <style:style style:name="T5" style:family="text">
      <style:text-properties style:font-name="Ubuntu" fo:font-size="14pt" fo:font-weight="bold" officeooo:rsid="0047b0dd" style:font-size-asian="14pt" style:font-weight-asian="bold" style:font-size-complex="14pt" style:font-weight-complex="bold"/>
    </style:style>
    <style:style style:name="T6" style:family="text">
      <style:text-properties style:font-name="Ubuntu" fo:font-size="14pt" fo:font-weight="bold" officeooo:rsid="004a0a14" style:font-size-asian="14pt" style:font-weight-asian="bold" style:font-size-complex="14pt" style:font-weight-complex="bold"/>
    </style:style>
    <style:style style:name="T7" style:family="text">
      <style:text-properties style:font-name="Ubuntu" fo:font-size="14pt" fo:font-weight="bold" officeooo:rsid="00531d92" style:font-size-asian="14pt" style:font-weight-asian="bold" style:font-size-complex="14pt" style:font-weight-complex="bold"/>
    </style:style>
    <style:style style:name="T8" style:family="text">
      <style:text-properties style:font-name="Ubuntu" fo:font-size="14pt" fo:font-weight="bold" officeooo:rsid="0062170b" style:font-size-asian="14pt" style:font-weight-asian="bold" style:font-size-complex="14pt" style:font-weight-complex="bold"/>
    </style:style>
    <style:style style:name="T9" style:family="text">
      <style:text-properties style:font-name="Ubuntu" fo:font-size="14pt" fo:font-weight="bold" officeooo:rsid="006cd6d6" style:font-size-asian="14pt" style:font-weight-asian="bold" style:font-size-complex="14pt" style:font-weight-complex="bold"/>
    </style:style>
    <style:style style:name="T10" style:family="text">
      <style:text-properties style:font-name="Ubuntu" officeooo:rsid="0059f280"/>
    </style:style>
    <style:style style:name="T11" style:family="text">
      <style:text-properties style:font-name="Ubuntu" officeooo:rsid="003f3c1e"/>
    </style:style>
    <style:style style:name="T12" style:family="text">
      <style:text-properties style:font-name="Ubuntu" officeooo:rsid="00523252"/>
    </style:style>
    <style:style style:name="T13" style:family="text">
      <style:text-properties style:font-name="Ubuntu" officeooo:rsid="00546224"/>
    </style:style>
    <style:style style:name="T14" style:family="text">
      <style:text-properties style:font-name="Ubuntu" officeooo:rsid="00549c31"/>
    </style:style>
    <style:style style:name="T15" style:family="text">
      <style:text-properties style:font-name="Ubuntu" fo:font-style="italic" officeooo:rsid="003f3c1e" style:font-style-asian="italic" style:font-style-complex="italic"/>
    </style:style>
    <style:style style:name="T16" style:family="text">
      <style:text-properties style:font-name="Ubuntu" fo:font-style="italic" officeooo:rsid="00549c31" style:font-style-asian="italic" style:font-style-complex="italic"/>
    </style:style>
    <style:style style:name="T17" style:family="text">
      <style:text-properties style:font-name="Ubuntu" fo:font-style="italic" officeooo:rsid="005df701" style:font-style-asian="italic" style:font-style-complex="italic"/>
    </style:style>
    <style:style style:name="T18" style:family="text">
      <style:text-properties style:font-name="Ubuntu" fo:font-style="italic" officeooo:rsid="007156bc" style:font-style-asian="italic" style:font-style-complex="italic"/>
    </style:style>
    <style:style style:name="T19" style:family="text">
      <style:text-properties style:font-name="Ubuntu" fo:font-style="italic" officeooo:rsid="006c571c" style:font-style-asian="italic" style:font-style-complex="italic"/>
    </style:style>
    <style:style style:name="T20" style:family="text">
      <style:text-properties style:font-name="Ubuntu" fo:font-style="italic" officeooo:rsid="007eab36" style:font-style-asian="italic" style:font-style-complex="italic"/>
    </style:style>
    <style:style style:name="T21" style:family="text">
      <style:text-properties style:font-name="Ubuntu" officeooo:rsid="005df701"/>
    </style:style>
    <style:style style:name="T22" style:family="text">
      <style:text-properties style:font-name="Ubuntu" officeooo:rsid="005eb3ca"/>
    </style:style>
    <style:style style:name="T23" style:family="text">
      <style:text-properties style:font-name="Ubuntu" officeooo:rsid="0062170b"/>
    </style:style>
    <style:style style:name="T24" style:family="text">
      <style:text-properties style:font-name="Ubuntu" fo:font-weight="bold" officeooo:rsid="00586115" style:font-weight-asian="bold" style:font-weight-complex="bold"/>
    </style:style>
    <style:style style:name="T25" style:family="text">
      <style:text-properties style:font-name="Ubuntu" fo:font-weight="bold" officeooo:rsid="0059f280" style:font-weight-asian="bold" style:font-weight-complex="bold"/>
    </style:style>
    <style:style style:name="T26" style:family="text">
      <style:text-properties style:font-name="Ubuntu" officeooo:rsid="00646a33"/>
    </style:style>
    <style:style style:name="T27" style:family="text">
      <style:text-properties style:font-name="Ubuntu" officeooo:rsid="0072cc94"/>
    </style:style>
    <style:style style:name="T28" style:family="text">
      <style:text-properties style:font-name="Ubuntu" officeooo:rsid="00660546"/>
    </style:style>
    <style:style style:name="T29" style:family="text">
      <style:text-properties style:font-name="Ubuntu" officeooo:rsid="0063098c"/>
    </style:style>
    <style:style style:name="T30" style:family="text">
      <style:text-properties style:font-name="Ubuntu" officeooo:rsid="0076799a"/>
    </style:style>
    <style:style style:name="T31" style:family="text">
      <style:text-properties style:font-name="Ubuntu" officeooo:rsid="0078eb17"/>
    </style:style>
    <style:style style:name="T32" style:family="text">
      <style:text-properties style:font-name="Ubuntu" officeooo:rsid="007eab36"/>
    </style:style>
    <style:style style:name="T33" style:family="text">
      <style:text-properties style:font-name="Ubuntu" fo:font-style="normal" officeooo:rsid="006c571c" style:font-style-asian="normal" style:font-style-complex="normal"/>
    </style:style>
    <style:style style:name="T34" style:family="text">
      <style:text-properties style:font-name="Ubuntu" fo:font-style="normal" officeooo:rsid="007eab36" style:font-style-asian="normal" style:font-style-complex="normal"/>
    </style:style>
    <style:style style:name="T35" style:family="text">
      <style:text-properties style:font-name="Ubuntu" fo:font-style="normal" officeooo:rsid="006dd64b" style:font-style-asian="normal" style:font-style-complex="normal"/>
    </style:style>
    <style:style style:name="T36" style:family="text">
      <style:text-properties style:font-name="Ubuntu" fo:font-style="normal" officeooo:rsid="007fb06c" style:font-style-asian="normal" style:font-style-complex="normal"/>
    </style:style>
    <style:style style:name="T37" style:family="text">
      <style:text-properties style:font-name="Ubuntu" officeooo:rsid="006c571c"/>
    </style:style>
    <style:style style:name="T38" style:family="text">
      <style:text-properties style:font-name="Ubuntu" officeooo:rsid="0052c609"/>
    </style:style>
    <style:style style:name="T39" style:family="text">
      <style:text-properties fo:font-size="12pt" style:font-size-asian="12pt" style:font-size-complex="12pt"/>
    </style:style>
    <style:style style:name="T40" style:family="text">
      <style:text-properties fo:font-size="12pt" officeooo:rsid="00586115" style:font-size-asian="12pt" style:font-size-complex="12pt"/>
    </style:style>
    <style:style style:name="T41" style:family="text">
      <style:text-properties officeooo:rsid="0053ff8c"/>
    </style:style>
    <style:style style:name="T42" style:family="text">
      <style:text-properties officeooo:rsid="00549c31"/>
    </style:style>
    <style:style style:name="T43" style:family="text">
      <style:text-properties officeooo:rsid="005828bf"/>
    </style:style>
    <style:style style:name="T44" style:family="text">
      <style:text-properties officeooo:rsid="0059f280"/>
    </style:style>
    <style:style style:name="T45" style:family="text">
      <style:text-properties officeooo:rsid="0062170b"/>
    </style:style>
    <style:style style:name="T46" style:family="text">
      <style:text-properties officeooo:rsid="0063098c"/>
    </style:style>
    <style:style style:name="T47" style:family="text">
      <style:text-properties officeooo:rsid="00646a33"/>
    </style:style>
    <style:style style:name="T48" style:family="text">
      <style:text-properties fo:font-style="italic" style:font-style-asian="italic" style:font-style-complex="italic"/>
    </style:style>
    <style:style style:name="T49" style:family="text">
      <style:text-properties fo:font-style="italic" officeooo:rsid="005df701" style:font-style-asian="italic" style:font-style-complex="italic"/>
    </style:style>
    <style:style style:name="T50" style:family="text">
      <style:text-properties fo:font-style="italic" officeooo:rsid="0067eb5a" style:font-style-asian="italic" style:font-style-complex="italic"/>
    </style:style>
    <style:style style:name="T51" style:family="text">
      <style:text-properties fo:font-style="italic" officeooo:rsid="006974cd" style:font-style-asian="italic" style:font-style-complex="italic"/>
    </style:style>
    <style:style style:name="T52" style:family="text">
      <style:text-properties fo:font-style="italic" officeooo:rsid="00660546" style:font-style-asian="italic" style:font-style-complex="italic"/>
    </style:style>
    <style:style style:name="T53" style:family="text">
      <style:text-properties fo:font-style="italic" officeooo:rsid="007dbf3e" style:font-style-asian="italic" style:font-style-complex="italic"/>
    </style:style>
    <style:style style:name="T54" style:family="text">
      <style:text-properties fo:font-style="normal" style:font-style-asian="normal" style:font-style-complex="normal"/>
    </style:style>
    <style:style style:name="T55" style:family="text">
      <style:text-properties officeooo:rsid="00660546"/>
    </style:style>
    <style:style style:name="T56" style:family="text">
      <style:text-properties fo:font-size="11pt" fo:font-style="italic" fo:font-weight="bold" officeooo:rsid="00660546" style:font-size-asian="11pt" style:font-style-asian="italic" style:font-weight-asian="bold" style:font-size-complex="11pt" style:font-style-complex="italic" style:font-weight-complex="bold"/>
    </style:style>
    <style:style style:name="T57" style:family="text">
      <style:text-properties fo:font-size="11pt" fo:font-style="italic" fo:font-weight="bold" officeooo:rsid="0047b0dd" style:font-size-asian="11pt" style:font-style-asian="italic" style:font-weight-asian="bold" style:font-size-complex="11pt" style:font-style-complex="italic" style:font-weight-complex="bold"/>
    </style:style>
    <style:style style:name="T58" style:family="text">
      <style:text-properties fo:font-size="11pt" fo:font-style="italic" fo:font-weight="bold" officeooo:rsid="001afe89" style:font-size-asian="11pt" style:font-style-asian="italic" style:font-weight-asian="bold" style:font-size-complex="11pt" style:font-style-complex="italic" style:font-weight-complex="bold"/>
    </style:style>
    <style:style style:name="T59" style:family="text">
      <style:text-properties fo:font-size="11pt" fo:font-style="italic" fo:font-weight="bold" officeooo:rsid="004a0a14" style:font-size-asian="11pt" style:font-style-asian="italic" style:font-weight-asian="bold" style:font-size-complex="11pt" style:font-style-complex="italic" style:font-weight-complex="bold"/>
    </style:style>
    <style:style style:name="T60" style:family="text">
      <style:text-properties fo:font-size="11pt" fo:font-style="italic" fo:font-weight="bold" officeooo:rsid="003d6472" style:font-size-asian="11pt" style:font-style-asian="italic" style:font-weight-asian="bold" style:font-size-complex="11pt" style:font-style-complex="italic" style:font-weight-complex="bold"/>
    </style:style>
    <style:style style:name="T61" style:family="text">
      <style:text-properties officeooo:rsid="0067eb5a"/>
    </style:style>
    <style:style style:name="T62" style:family="text">
      <style:text-properties officeooo:rsid="006974cd"/>
    </style:style>
    <style:style style:name="T63" style:family="text">
      <style:text-properties officeooo:rsid="006b23a7"/>
    </style:style>
    <style:style style:name="T64" style:family="text">
      <style:text-properties officeooo:rsid="006c571c"/>
    </style:style>
    <style:style style:name="T65" style:family="text">
      <style:text-properties officeooo:rsid="006cd6d6"/>
    </style:style>
    <style:style style:name="T66" style:family="text">
      <style:text-properties officeooo:rsid="0015f11b"/>
    </style:style>
    <style:style style:name="T67" style:family="text">
      <style:text-properties officeooo:rsid="00705f49"/>
    </style:style>
    <style:style style:name="T68" style:family="text">
      <style:text-properties officeooo:rsid="00709495"/>
    </style:style>
    <style:style style:name="T69" style:family="text">
      <style:text-properties officeooo:rsid="00726956"/>
    </style:style>
    <style:style style:name="T70" style:family="text">
      <style:text-properties officeooo:rsid="0072cc94"/>
    </style:style>
    <style:style style:name="T71" style:family="text">
      <style:text-properties officeooo:rsid="00739b06"/>
    </style:style>
    <style:style style:name="T72" style:family="text">
      <style:text-properties officeooo:rsid="00743e46"/>
    </style:style>
    <style:style style:name="T73" style:family="text">
      <style:text-properties officeooo:rsid="00770533"/>
    </style:style>
    <style:style style:name="T74" style:family="text">
      <style:text-properties officeooo:rsid="0078eb17"/>
    </style:style>
    <style:style style:name="T75" style:family="text">
      <style:text-properties officeooo:rsid="007ac41f"/>
    </style:style>
    <style:style style:name="T76" style:family="text">
      <style:text-properties officeooo:rsid="007d7cd1"/>
    </style:style>
    <style:style style:name="T77" style:family="text">
      <style:text-properties officeooo:rsid="007dbf3e"/>
    </style:style>
    <style:style style:name="T78" style:family="text">
      <style:text-properties officeooo:rsid="007e4d66"/>
    </style:style>
    <style:style style:name="T79" style:family="text">
      <style:text-properties officeooo:rsid="007e8783"/>
    </style:style>
    <style:style style:name="T80" style:family="text">
      <style:text-properties fo:font-size="10pt" style:font-size-asian="10pt" style:font-size-complex="10pt"/>
    </style:style>
    <style:style style:name="T81" style:family="text">
      <style:text-properties officeooo:rsid="007eab36"/>
    </style:style>
    <style:style style:name="T82" style:family="text">
      <style:text-properties officeooo:rsid="0080979d"/>
    </style:style>
    <style:style style:name="T83" style:family="text">
      <style:text-properties officeooo:rsid="00816f14"/>
    </style:style>
    <style:style style:name="T84" style:family="text">
      <style:text-properties officeooo:rsid="0084e4c1"/>
    </style:style>
    <style:style style:name="T85" style:family="text">
      <style:text-properties officeooo:rsid="0086ec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table:number-rows-spanned="4" office:value-type="string">
            <text:p text:style-name="P45"><text:span text:style-name="T5">Ejercicio</text:span><text:span text:style-name="T3"> </text:span><text:bookmark-start text:name="__DdeLink__305_2677406994"/><text:span text:style-name="T6">2_i</text:span><text:span text:style-name="T4">nfraestructura</text:span><text:bookmark-end text:name="__DdeLink__305_2677406994"/><text:span text:style-name="T4">:</text:span></text:p>
            <text:p text:style-name="P45"><text:span text:style-name="T8">g</text:span><text:span text:style-name="T4">it, </text:span><text:span text:style-name="T7">pmd, </text:span><text:span text:style-name="T9">apache-</text:span><text:span text:style-name="T8">tomcat</text:span></text:p>
          </table:table-cell>
          <table:table-cell table:style-name="Tabla1.B1" office:value-type="string">
            <text:p text:style-name="P3">Entrega<text:span text:style-name="T1">ble</text:span><text:span text:style-name="T83">s</text:span>: <text:span text:style-name="T1">E</text:span>ste <text:span text:style-name="T1">documento</text:span> con <text:span text:style-name="T45">comandos, </text:span>capturas y <text:span text:style-name="T67">las </text:span>explicaciones <text:span text:style-name="T2">requeridas </text:span><text:span text:style-name="T83">y el repositorio en Github</text:span></text:p>
          </table:table-cell>
        </table:table-row>
        <table:table-row>
          <table:covered-table-cell/>
          <table:table-cell table:style-name="Tabla1.B2" office:value-type="string">
            <text:p text:style-name="P43">Fecha Entrega: <text:span text:style-name="T82">26/2/21</text:span></text:p>
          </table:table-cell>
        </table:table-row>
        <table:table-row>
          <table:covered-table-cell/>
          <table:table-cell table:style-name="Tabla1.B2" office:value-type="string">
            <text:p text:style-name="P43">Equipo: Individual</text:p>
          </table:table-cell>
        </table:table-row>
        <table:table-row>
          <table:covered-table-cell/>
          <table:table-cell table:style-name="Tabla1.B2" office:value-type="string">
            <text:p text:style-name="P44">Herramienta<text:span text:style-name="T45">s</text:span>: <text:span text:style-name="T45">contenedor,git, pmd, tomcat</text:span></text:p>
          </table:table-cell>
        </table:table-row>
      </table:table>
      <text:p text:style-name="P1"/>
      <text:p text:style-name="P39"><text:span text:style-name="T24">1.-</text:span><text:span text:style-name="T25">Entorno trabajo de la</text:span><text:span text:style-name="T24"> asignatura</text:span></text:p>
      <text:p text:style-name="P13"/>
      <text:p text:style-name="P11">Proxmox Virtual Environment, o Proxmox VE <text:span text:style-name="T44">es un entorno de virtualización de servidores de código abierto <text:s/>que </text:span>permite el despliegue y la gestión de máquinas virtuales y contenedores.</text:p>
      <text:p text:style-name="P11"/>
      <text:p text:style-name="P7">Acceso: https://eim-laboratoriovirtual.unavarra.es/laboratorio/</text:p>
      <text:p text:style-name="P8">@alumno</text:p>
      <text:p text:style-name="P4"/>
      <text:p text:style-name="P5"><text:span text:style-name="T41">Acceso al estado/gestión del contenedor: <text:s/></text:span><text:a xlink:type="simple" xlink:href="https://eim-laboratoriovirtual.unavarra.es/laboratorio/" text:style-name="Internet_20_link" text:visited-style-name="Visited_20_Internet_20_Link"><text:span text:style-name="T41">https://eim-laboratoriovirtual.unavarra.es/laboratorio/</text:span></text:a></text:p>
      <text:p text:style-name="P8">@alumno</text:p>
      <text:p text:style-name="P8"/>
      <text:p text:style-name="P5">Contenedor asignatura:</text:p>
      <text:p text:style-name="P46"><text:span text:style-name="T39">us</text:span><text:span text:style-name="T40">uario</text:span><text:span text:style-name="T39">:</text:span> <text:s text:c="2"/>alumno </text:p>
      <text:p text:style-name="P46"><text:span text:style-name="T39">password</text:span>: <text:s text:c="2"/>7dJnoSF2020</text:p>
      <text:p text:style-name="P4"/>
      <text:p text:style-name="P4"/>
      <text:p text:style-name="P12">2.-<text:span text:style-name="T42">Gestión de código y </text:span><text:span text:style-name="T78">configuración de un </text:span><text:span text:style-name="T42">repositorio</text:span></text:p>
      <text:p text:style-name="P9"/>
      <text:p text:style-name="P37"><text:span text:style-name="T15">GIT</text:span><text:span text:style-name="T11"> </text:span><text:span text:style-name="T12">e</text:span><text:span text:style-name="T11">s un software de control de versiones creado por </text:span><text:span text:style-name="T15">Linus Torvalds</text:span><text:span text:style-name="T11">, </text:span><text:span text:style-name="T13">en</text:span><text:span text:style-name="T11"> 2005. <text:s/></text:span><text:span text:style-name="T14">Su propósito es registr</text:span><text:span text:style-name="T21">ar</text:span><text:span text:style-name="T14"> los cambios en archivos </text:span><text:span text:style-name="T10">y</text:span><text:span text:style-name="T14"> coordinar el trabajo que varias personas realizan </text:span><text:span text:style-name="T21">sobre un conjunto de archivos</text:span><text:span text:style-name="T14">. <text:s/></text:span><text:span text:style-name="T16">GitHub</text:span><text:span text:style-name="T14"> aloja proyectos utilizando el sistema de control de versiones </text:span><text:span text:style-name="T16">G</text:span><text:span text:style-name="T18">IT.</text:span></text:p>
      <text:p text:style-name="P9"/>
      <text:p text:style-name="P42"><text:span text:style-name="T23">2.1.-Instalad git </text:span><text:span text:style-name="T29">en </text:span><text:span text:style-name="T30">vuestro</text:span><text:span text:style-name="T29"> contenedor.</text:span></text:p>
      <text:p text:style-name="P17"/>
      <text:p text:style-name="P20">Una <text:span text:style-name="T43">situación</text:span> habitual en la <text:span text:style-name="T43">gestión</text:span> de proyectos es tener que evolucionar un software en cuyo desarrollo <text:s/><text:span text:style-name="T43">inicial </text:span>no <text:span text:style-name="T46">se ha </text:span>participa<text:span text:style-name="T43">do</text:span> y desconocemos <text:span text:style-name="T43">multitud de cuestiones y de </text:span>detalles.</text:p>
      <text:p text:style-name="P18"/>
      <text:p text:style-name="P22">2.<text:span text:style-name="T55">2</text:span>.- <text:span text:style-name="T55">Crearos un repositorio en </text:span><text:span text:style-name="T52">github</text:span><text:span text:style-name="T55"> para la asignatura GPI2. Para cada ejercicio o práctica cread un nuevo directorio, p.e <text:s text:c="2"/>/</text:span><text:span text:style-name="T56">e</text:span><text:span text:style-name="T57">jercicio</text:span><text:span text:style-name="T58">_</text:span><text:bookmark-start text:name="__DdeLink__305_26774069941"/><text:span text:style-name="T59">2_i</text:span><text:span text:style-name="T60">nfraestructura</text:span><text:bookmark-end text:name="__DdeLink__305_26774069941"/></text:p>
      <text:p text:style-name="P21"/>
      <text:p text:style-name="P18">2.<text:span text:style-name="T55">3</text:span>.-Descargad el repositorio <text:a xlink:type="simple" xlink:href="https://github.com/sonph63195/Shopping" text:style-name="Internet_20_link" text:visited-style-name="Visited_20_Internet_20_Link">https://github.com/sonph63195/Shopping</text:a> en vuestro contenedor <text:span text:style-name="T73">empleando la “clonación” de git.</text:span></text:p>
      <text:p text:style-name="P9"><text:soft-page-break/></text:p>
      <text:p text:style-name="P17">2.<text:span text:style-name="T55">4</text:span>.-<text:span text:style-name="T46">¿Qué tipo de </text:span><text:span text:style-name="T68">tecnología se ha empleado para este </text:span><text:span text:style-name="T46">software? ¿Podéis ejecutarlo? ¿Se puede utilizar legalmente es</text:span><text:span text:style-name="T73">t</text:span><text:span text:style-name="T46">e código en otro proyecto?</text:span></text:p>
      <text:p text:style-name="P17"/>
      <text:p text:style-name="P19"><text:s text:c="4"/><text:span text:style-name="T84">Se ha utilizado un IDE llamado NETBEANS. Podemos ejecutar el código mediante compilacion java. Supongo que si idk</text:span></text:p>
      <text:p text:style-name="P14"/>
      <text:p text:style-name="P14"/>
      <text:p text:style-name="P14"/>
      <text:p text:style-name="P14"><text:span text:style-name="T47">3</text:span>.-Calidad <text:span text:style-name="T79">y análisis código</text:span></text:p>
      <text:p text:style-name="P9"/>
      <text:p text:style-name="P38"><text:span text:style-name="T21">Con el fin de </text:span><text:span text:style-name="T26">conocer </text:span><text:span text:style-name="T31">el estado </text:span><text:span text:style-name="T26">y </text:span><text:span text:style-name="T21">mejorar la calidad del código, cada vez es más común combinar tareas de verificación y validación con el uso de herramientas que ofrecen análisis de código estático. Entre l</text:span><text:span text:style-name="T22">a</text:span><text:span text:style-name="T21">s </text:span><text:span text:style-name="T22">herramientas </text:span><text:span text:style-name="T21">más </text:span><text:span text:style-name="T23">populares</text:span><text:span text:style-name="T21"> está </text:span><text:span text:style-name="T17">SonarQube</text:span><text:span text:style-name="T21">. </text:span></text:p>
      <text:p text:style-name="P27"/>
      <text:p text:style-name="P23">3.1.-Comparad <text:s/><text:span text:style-name="T69">las </text:span><text:span text:style-name="T74">características</text:span><text:span text:style-name="T69"> y el entorno de ejecución necesario para </text:span><text:span text:style-name="T49">SonarQube </text:span><text:span text:style-name="T54">con otras herramientas como</text:span><text:span text:style-name="T48"> PMD (https://pmd.github.io/) </text:span><text:span text:style-name="T54">o </text:span><text:span text:style-name="T48">FindBugs (http://findbugs.sourceforge.net/)</text:span></text:p>
      <text:p text:style-name="P23"/>
      <text:p text:style-name="P40"><text:span text:style-name="T26">3.2.- Instalad en el contenedor PMD </text:span><text:span text:style-name="T27">y</text:span><text:span text:style-name="T26"> Findbugs </text:span><text:span text:style-name="T31">(sin Maven)</text:span><text:span text:style-name="T26">. </text:span><text:span text:style-name="T28">U</text:span><text:span text:style-name="T26">sadlas para revisar el </text:span><text:span text:style-name="T28">código</text:span><text:span text:style-name="T26"> </text:span><text:span text:style-name="T28">del proyecto que habéis clonado (</text:span><text:a xlink:type="simple" xlink:href="https://github.com/sonph63195/Shopping" text:style-name="Internet_20_link" text:visited-style-name="Visited_20_Internet_20_Link"><text:span text:style-name="T28">https://github.com/sonph63195/Shopping</text:span></text:a><text:span text:style-name="T28">). </text:span></text:p>
      <text:p text:style-name="P24"/>
      <text:p text:style-name="P34">3.3.- Subid el <text:s/>informe resultado de cada <text:span text:style-name="T70">análisis</text:span> a vuestro repositorio e indicad <text:span text:style-name="T70">aquí </text:span>la url <text:span text:style-name="T75">de cada uno.</text:span></text:p>
      <text:p text:style-name="P9"/>
      <text:p text:style-name="P15"><text:span text:style-name="T61">4</text:span>.-<text:span text:style-name="T62">Métricas de repositorio</text:span> <text:span text:style-name="T63">Github</text:span></text:p>
      <text:p text:style-name="P9"/>
      <text:p text:style-name="P25"><text:span text:style-name="T48">Github</text:span> tiene una API para <text:span text:style-name="T62">extraer datos sobre usuarios, commits, repositorios, etc.</text:span>. <text:span text:style-name="T62">En estos artículos se emplea Python para extraer datos de Github y realizar un análisis: </text:span></text:p>
      <text:p text:style-name="P26"><text:a xlink:type="simple" xlink:href="https://towardsdatascience.com/introduction-to-git-data-extraction-and-analysis-in-python-e7e2bf9b4606" text:style-name="Internet_20_link" text:visited-style-name="Visited_20_Internet_20_Link"><text:span text:style-name="T80">https://towardsdatascience.com/introduction-to-git-data-extraction-and-analysis-in-python-e7e2bf9b4606</text:span></text:a><text:span text:style-name="T80"> </text:span></text:p>
      <text:p text:style-name="P25"><text:a xlink:type="simple" xlink:href="https://melaniesoek0120.medium.com/how-to-use-github-api-to-extract-data-with-python-bdc61106a501" text:style-name="Internet_20_link" text:visited-style-name="Visited_20_Internet_20_Link"><text:span text:style-name="T80">https://melaniesoek0120.medium.com/how-to-use-github-api-to-extract-data-with-python-bdc61106a501</text:span></text:a><text:span text:style-name="T80"> </text:span></text:p>
      <text:p text:style-name="P36"/>
      <text:p text:style-name="P41"><text:span text:style-name="T32">4.1.-U</text:span><text:span text:style-name="T33">sa</text:span><text:span text:style-name="T34">d</text:span><text:span text:style-name="T33"> </text:span><text:span text:style-name="T34">e</text:span><text:span text:style-name="T35">l comando</text:span><text:span text:style-name="T19"> curl </text:span><text:span text:style-name="T34">para extraer</text:span><text:span text:style-name="T20"> el número de repositorios de vuestro usuario. </text:span><text:span text:style-name="T34">En este enlace </text:span><text:span text:style-name="T36">tenéis</text:span><text:span text:style-name="T34"> más información</text:span><text:span text:style-name="T33">: </text:span><text:span text:style-name="T37"><text:s/></text:span><text:span text:style-name="T38">https://www.softwaretestinghelp.com/github-rest-api-tutorial/ </text:span></text:p>
      <text:p text:style-name="P30"/>
      <text:p text:style-name="P26">4.<text:span text:style-name="T81">2</text:span>.-<text:span text:style-name="T63">En un proyecto software </text:span><text:span text:style-name="T71">¿</text:span><text:span text:style-name="T63">qué datos extraídos de un repositorio en Github podrían ser interesantes para ver el avance del proyecto y por qué?</text:span></text:p>
      <text:p text:style-name="P26"/>
      <text:p text:style-name="P26"><text:tab/><text:span text:style-name="T85">Los mejores datos que se pueden extraer son los del avanze del equipo. Las ventajas que esto aporta son numerosas. Para empezar, podemos detectar como el equipo de desarrollo software va poco a poco añadiendo sus commits. Esto se traduce en cierto avance de la aplicación. Tambien podemos saber las fechjas y horas habitualesde nuestros programadores. Por ultimo podemos explotar la cantidad de descatgas de </text:span><text:soft-page-break/><text:span text:style-name="T85">nuestro repositorio, para saber si le gusta a los clientes o no. Recomendamos no utilizar una licencia publica y lucrarse siempre que puedas. Lucrate siempre que puedas xd</text:span></text:p>
      <text:p text:style-name="P26"/>
      <text:p text:style-name="P10"><text:span text:style-name="T61">4</text:span>.<text:span text:style-name="T81">3</text:span><text:span text:style-name="T62">.</text:span>-<text:span text:style-name="T61">¿Cómo podríamos asignar un </text:span><text:span text:style-name="T50">bug/ba</text:span><text:span text:style-name="T51">d-</text:span><text:span text:style-name="T50">style</text:span><text:span text:style-name="T61"> <text:s/>detectado por uno de los analizadores anteriores al usuario que lo ha realizado?</text:span></text:p>
      <text:p text:style-name="P9"/>
      <text:p text:style-name="P9"/>
      <text:p text:style-name="P16">5.- Apache Tomcat</text:p>
      <text:p text:style-name="P28"/>
      <text:p text:style-name="P29"><text:span text:style-name="T48">Apache Tomcat</text:span> es un <text:span text:style-name="T48">contenedor</text:span> de <text:span text:style-name="T48">servlets</text:span> desarrollado bajo el proyecto <text:span text:style-name="T48">Jakarta</text:span> en la Apache Software Foundation. Tomcat implementa las especificaciones de servlets y de JavaServer Pages de Oracle Corporation. </text:p>
      <text:p text:style-name="P28"/>
      <text:p text:style-name="P6"><text:span text:style-name="T64">5.</text:span>1.-<text:span text:style-name="T64">Arran</text:span><text:span text:style-name="T76">cad </text:span><text:span text:style-name="T64">el servidor </text:span><text:span text:style-name="T76">Tomcat</text:span><text:span text:style-name="T64"> </text:span><text:span text:style-name="T72">instalado </text:span><text:span text:style-name="T64">en el contenedor </text:span><text:span text:style-name="T77">(configurado como </text:span><text:span text:style-name="T53">service</text:span><text:span text:style-name="T77">).</text:span></text:p>
      <text:p text:style-name="P35"/>
      <text:p text:style-name="P33">5.2. Generad varias peticiones al puerto al que escucha por defecto</text:p>
      <text:p text:style-name="P33">&gt;<text:span text:style-name="T66">wget localhost:8080</text:span></text:p>
      <text:p text:style-name="P2"/>
      <text:p text:style-name="P32"><text:span text:style-name="T64">5</text:span>.<text:span text:style-name="T65">3</text:span>.<text:span text:style-name="T65">C</text:span>omproba<text:span text:style-name="T64">d en los</text:span> logs del servidor <text:span text:style-name="T64">los accesos anteriores.</text:span></text:p>
      <text:p text:style-name="P32"/>
      <text:p text:style-name="P31">5.<text:span text:style-name="T65">4</text:span>. Empaquetad el proyecto <text:span text:style-name="T65">(</text:span><text:a xlink:type="simple" xlink:href="https://github.com/sonph63195/Shopping" text:style-name="Internet_20_link" text:visited-style-name="Visited_20_Internet_20_Link"><text:span text:style-name="T65">https://github.com/sonph63195/Shopping</text:span></text:a><text:span text:style-name="T65">) </text:span>en un war e instaladlo <text:span text:style-name="T72">en Tomcat </text:span><text:s/><text:span text:style-name="T65">(</text:span><text:span text:style-name="T72">ruta habitual </text:span><text:span text:style-name="T65">/var/lib/tomcat8/webapp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31T17:53:55.360458719</meta:creation-date>
    <dc:date>2021-02-15T20:41:42.490000000</dc:date>
    <meta:editing-duration>P3DT20H28M19S</meta:editing-duration>
    <meta:editing-cycles>95</meta:editing-cycles>
    <meta:generator>LibreOffice/6.4.5.2$Windows_X86_64 LibreOffice_project/a726b36747cf2001e06b58ad5db1aa3a9a1872d6</meta:generator>
    <meta:document-statistic meta:table-count="1" meta:image-count="0" meta:object-count="0" meta:page-count="3" meta:paragraph-count="43" meta:word-count="614" meta:character-count="4598" meta:non-whitespace-character-count="3998"/>
  </office:meta>
</office:document-meta>
</file>